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1283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6752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75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ce74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 table:number-columns-repeated="2"/>
          <table:table-cell table:style-name="ce7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number-columns-repeated="2"/>
          <table:table-cell table:style-name="ce14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4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 office:value-type="string" calcext:value-type="string">
            <text:p>Andrea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 office:value-type="string" calcext:value-type="string">
            <text:p>Emilio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 office:value-type="string" calcext:value-type="string">
            <text:p>Ana Paula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table:number-columns-repeated="3"/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 office:value-type="string" calcext:value-type="string">
            <text:p>Jo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5" office:value-type="string" calcext:value-type="string">
            <text:p>Melissa</text:p>
          </table:table-cell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7" office:value-type="string" calcext:value-type="string">
            <text:p>Viany</text:p>
          </table:table-cell>
          <table:table-cell table:style-name="ce72"/>
          <table:table-cell table:style-name="ce77"/>
          <table:table-cell table:style-name="ce85"/>
          <table:table-cell table:number-columns-repeated="4"/>
          <table:table-cell table:style-name="ce65"/>
          <table:table-cell table:style-name="ce74"/>
          <table:table-cell table:style-name="ce103"/>
          <table:table-cell table:style-name="ce65"/>
          <table:table-cell/>
          <table:table-cell table:style-name="ce103" table:number-columns-repeated="3"/>
          <table:table-cell table:style-name="ce65"/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/>
          <table:table-cell table:number-columns-repeated="3"/>
          <table:table-cell table:style-name="ce103"/>
          <table:table-cell table:style-name="ce65"/>
          <table:table-cell/>
          <table:table-cell table:style-name="ce74"/>
          <table:table-cell/>
          <table:table-cell table:style-name="ce103"/>
          <table:table-cell table:style-name="ce65"/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2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 office:value-type="string" calcext:value-type="string">
            <text:p>Alene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table:style-name="ce74"/>
          <table:table-cell/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 office:value-type="string" calcext:value-type="string">
            <text:p>Jose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 office:value-type="string" calcext:value-type="string">
            <text:p>Maho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 table:number-columns-repeated="2"/>
          <table:table-cell table:style-name="ce7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office:value-type="string" calcext:value-type="string">
            <text:p>*</text:p>
          </table:table-cell>
          <table:table-cell table:style-name="ce60" office:value-type="string" calcext:value-type="string">
            <text:p>Donovan Pena Solorio</text:p>
          </table:table-cell>
          <table:table-cell table:style-name="ce7" office:value-type="string" calcext:value-type="string">
            <text:p>Donovan</text:p>
          </table:table-cell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VILLA MARQUEZ STEPHANIE MONSERRAT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6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3"/>
        <table:table-column table:style-name="co2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/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/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/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/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13T18:52:45.448579463</dc:date>
    <meta:editing-duration>P3DT3H41M51S</meta:editing-duration>
    <meta:editing-cycles>562</meta:editing-cycles>
    <meta:generator>LibreOffice/7.3.7.2$Linux_X86_64 LibreOffice_project/30$Build-2</meta:generator>
    <meta:document-statistic meta:table-count="3" meta:cell-count="736" meta:object-count="0"/>
  </office:meta>
</office:document-meta>
</file>